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era" svg:font-family="Amera" style:font-pitch="variable"/>
    <style:font-face style:name="Bellaif" svg:font-family="Bellaif" style:font-pitch="variable"/>
    <style:font-face style:name="Bitstream Vera Sans Mono" svg:font-family="'Bitstream Vera Sans Mono'" style:font-family-generic="modern" style:font-pitch="fixed"/>
    <style:font-face style:name="Castende" svg:font-family="Castende" style:font-pitch="variable"/>
    <style:font-face style:name="Cronos Pro" svg:font-family="'Cronos Pro'" style:font-pitch="variable"/>
    <style:font-face style:name="House M.D." svg:font-family="'House M.D.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atha" svg:font-family="Segatha" style:font-pitch="variable"/>
    <style:font-face style:name="Source Code Pro Medium" svg:font-family="'Source Code Pro Medium'" style:font-pitch="fixed"/>
    <style:font-face style:name="Spy Agency" svg:font-family="'Spy Agency'" style:font-pitch="variable"/>
  </office:font-face-decls>
  <office:automatic-styles>
    <style:style style:name="P1" style:family="paragraph" style:parent-style-name="Standard">
      <style:text-properties style:font-name="Bitstream Vera Sans Mono" fo:font-size="40pt" officeooo:rsid="0005ef41" officeooo:paragraph-rsid="0005ef41" style:font-size-asian="40pt" style:font-size-complex="40pt"/>
    </style:style>
    <style:style style:name="P2" style:family="paragraph" style:parent-style-name="Standard">
      <style:text-properties style:font-name="Source Code Pro Medium" fo:font-size="40pt" officeooo:rsid="0005ef41" officeooo:paragraph-rsid="0005ef41" style:font-size-asian="40pt" style:font-size-complex="40pt"/>
    </style:style>
    <style:style style:name="P3" style:family="paragraph" style:parent-style-name="Standard">
      <style:text-properties style:font-name="Amera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4" style:family="paragraph" style:parent-style-name="Standard">
      <style:text-properties style:font-name="Segatha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Standard">
      <style:text-properties style:font-name="Segatha" fo:font-size="40pt" fo:font-style="normal" fo:font-weight="normal" officeooo:rsid="0005ef41" officeooo:paragraph-rsid="000723f8" style:font-size-asian="40pt" style:font-style-asian="normal" style:font-weight-asian="normal" style:font-size-complex="40pt" style:font-style-complex="normal" style:font-weight-complex="normal"/>
    </style:style>
    <style:style style:name="P6" style:family="paragraph" style:parent-style-name="Standard">
      <style:text-properties style:font-name="Spy Agency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7" style:family="paragraph" style:parent-style-name="Standard">
      <style:text-properties style:font-name="House M.D.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Standard">
      <style:text-properties style:font-name="Bellaif" fo:font-size="40pt" fo:font-style="normal" fo:font-weight="normal" officeooo:rsid="0005ef41" officeooo:paragraph-rsid="000723f8" style:font-size-asian="40pt" style:font-style-asian="normal" style:font-weight-asian="normal" style:font-size-complex="40pt" style:font-style-complex="normal" style:font-weight-complex="normal"/>
    </style:style>
    <style:style style:name="P9" style:family="paragraph" style:parent-style-name="Standard">
      <style:paragraph-properties fo:line-height="100%"/>
      <style:text-properties style:font-name="Cronos Pro" fo:font-size="40pt" fo:font-style="italic" fo:font-weight="bold" officeooo:rsid="0005ef41" officeooo:paragraph-rsid="000723f8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style:font-name="Castende"/>
    </style:style>
    <style:style style:name="T2" style:family="text">
      <style:text-properties style:font-name="Cronos Pro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Cassandra</text:p>
      <text:p text:style-name="P2">Apache Cassandra</text:p>
      <text:p text:style-name="P2"/>
      <text:p text:style-name="P3">Apache Cassandra</text:p>
      <text:p text:style-name="P4">Apache Cassandra</text:p>
      <text:p text:style-name="P8">Apache Cassandra</text:p>
      <text:p text:style-name="P5"><text:span text:style-name="T1">Apache Cassandr</text:span>a.</text:p>
      <text:p text:style-name="P5"/>
      <text:p text:style-name="P6">Apache Cassandra</text:p>
      <text:p text:style-name="P7">Apache Cassandra</text:p>
      <text:p text:style-name="P7"/>
      <text:p text:style-name="P9"><text:soft-page-break/>A p a c h e <text:s/>C a s s a n d r 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era" svg:font-family="Amera" style:font-pitch="variable"/>
    <style:font-face style:name="Bellaif" svg:font-family="Bellaif" style:font-pitch="variable"/>
    <style:font-face style:name="Bitstream Vera Sans Mono" svg:font-family="'Bitstream Vera Sans Mono'" style:font-family-generic="modern" style:font-pitch="fixed"/>
    <style:font-face style:name="Castende" svg:font-family="Castende" style:font-pitch="variable"/>
    <style:font-face style:name="Cronos Pro" svg:font-family="'Cronos Pro'" style:font-pitch="variable"/>
    <style:font-face style:name="House M.D." svg:font-family="'House M.D.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atha" svg:font-family="Segatha" style:font-pitch="variable"/>
    <style:font-face style:name="Source Code Pro Medium" svg:font-family="'Source Code Pro Medium'" style:font-pitch="fixed"/>
    <style:font-face style:name="Spy Agency" svg:font-family="'Spy Agency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2:20:08.953550708</meta:creation-date>
    <dc:date>2023-12-02T22:32:46.417169907</dc:date>
    <meta:editing-duration>PT12M20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9" meta:word-count="31" meta:character-count="159" meta:non-whitespace-character-count="136"/>
  </office:meta>
</office:document-meta>
</file>